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4F000000E2D7F4557DCF9BA09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5.735cm" svg:x="0.031cm" svg:y="0.06cm">
          <draw:image xlink:href="Pictures/100002010000024F000000E2D7F4557DCF9BA09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04-30T16:21:58.729461109</dc:date>
    <meta:editing-duration>PT3M16S</meta:editing-duration>
    <meta:editing-cycles>3</meta:editing-cycles>
    <meta:generator>LibreOffice/6.0.2.1$MacOSX_X86_64 LibreOffice_project/f7f06a8f319e4b62f9bc5095aa112a65d2f3ac89</meta:generator>
    <meta:document-statistic meta:object-count="1"/>
  </office:meta>
</office:document-meta>
</file>